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D50000023B62672F8B.png" manifest:media-type=""/>
  <manifest:file-entry manifest:full-path="Pictures/10000201000003D50000023BC79223E6.png" manifest:media-type=""/>
  <manifest:file-entry manifest:full-path="Pictures/100002010000036300000224069BA585.png" manifest:media-type=""/>
  <manifest:file-entry manifest:full-path="Pictures/10000201000003D50000023BF7B3AFA7.png" manifest:media-type=""/>
  <manifest:file-entry manifest:full-path="Pictures/10000201000003D200000298CB390CC0.png" manifest:media-type=""/>
  <manifest:file-entry manifest:full-path="Pictures/10000201000003D50000023B885CCD22.png" manifest:media-type=""/>
  <manifest:file-entry manifest:full-path="Pictures/10000201000003D200000298191B41C4.png" manifest:media-type=""/>
  <manifest:file-entry manifest:full-path="Pictures/10000201000003D50000023B0A131072.png" manifest:media-type=""/>
  <manifest:file-entry manifest:full-path="Pictures/1000020100000363000002246AF3D696.png" manifest:media-type=""/>
  <manifest:file-entry manifest:full-path="Pictures/10000201000003D200000298A2644FFA.png" manifest:media-type=""/>
  <manifest:file-entry manifest:full-path="Pictures/10000201000003630000022404336E30.png" manifest:media-type=""/>
  <manifest:file-entry manifest:full-path="Pictures/1000020100000363000002245794CE99.png" manifest:media-type=""/>
  <manifest:file-entry manifest:full-path="Pictures/10000201000003D50000023B2947DFB5.png" manifest:media-type=""/>
  <manifest:file-entry manifest:full-path="Pictures/10000201000003D200000298B36CC82A.png" manifest:media-type=""/>
  <manifest:file-entry manifest:full-path="Pictures/10000201000003D2000002989954BB81.png" manifest:media-type=""/>
  <manifest:file-entry manifest:full-path="Pictures/10000201000003D200000298E4AB9059.png" manifest:media-type=""/>
  <manifest:file-entry manifest:full-path="Pictures/10000201000003D50000023B4DCD94CC.png" manifest:media-type=""/>
  <manifest:file-entry manifest:full-path="Pictures/10000201000003D200000298EE6B4977.png" manifest:media-type=""/>
  <manifest:file-entry manifest:full-path="Pictures/1000000000000CEC000009B10DB262C2.png" manifest:media-type=""/>
  <manifest:file-entry manifest:full-path="Pictures/100002010000032000000258053766BB.png" manifest:media-type=""/>
  <manifest:file-entry manifest:full-path="Pictures/1000020100000363000002245138F6E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25cm" fo:min-width="3.5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title">
      <style:graphic-properties fo:min-height="1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ffff99" fo:font-size="24pt" style:font-size-asian="24pt" style:font-size-complex="24pt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99" fo:font-size="24pt" style:font-size-asian="24pt" style:font-size-complex="24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21.166cm" svg:height="15.874cm" svg:x="3.834cm" svg:y="4cm">
          <draw:image xlink:href="Pictures/100002010000032000000258053766BB.png" xlink:type="simple" xlink:show="embed" xlink:actuate="onLoad">
            <text:p/>
          </draw:image>
        </draw:frame>
        <draw:frame presentation:style-name="pr1" draw:layer="layout" svg:width="19.6cm" svg:height="1.8cm" svg:x="1.2cm" svg:y="1.8cm" presentation:class="title">
          <draw:text-box>
            <text:p>Splines in 3DsMax</text:p>
          </draw:text-box>
        </draw:frame>
        <draw:frame presentation:style-name="pr2" draw:text-style-name="P2" draw:layer="layout" svg:width="14.199cm" svg:height="1cm" svg:x="4cm" svg:y="19cm" presentation:class="title" presentation:user-transformed="true">
          <draw:text-box>
            <text:p text:style-name="P2"><text:span text:style-name="T1">Christian Petry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draw:style-name="gr1" draw:text-style-name="P1" draw:layer="layout" svg:width="27.986cm" svg:height="19cm" svg:x="0.014cm" svg:y="1cm">
          <draw:image xlink:href="Pictures/10000201000003D200000298E4AB905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style-name="gr1" draw:text-style-name="P1" draw:layer="layout" svg:width="28cm" svg:height="16.296cm" svg:x="0cm" svg:y="2cm">
          <draw:image xlink:href="Pictures/10000201000003D50000023BC79223E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style-name="gr1" draw:text-style-name="P1" draw:layer="layout" svg:width="28cm" svg:height="16.296cm" svg:x="0cm" svg:y="2cm">
          <draw:image xlink:href="Pictures/10000201000003D50000023BF7B3AFA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style-name="gr1" draw:text-style-name="P1" draw:layer="layout" svg:width="28cm" svg:height="16.296cm" svg:x="0cm" svg:y="2cm">
          <draw:image xlink:href="Pictures/10000201000003D50000023B62672F8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style-name="gr1" draw:text-style-name="P1" draw:layer="layout" svg:width="28cm" svg:height="16.296cm" svg:x="0cm" svg:y="2cm">
          <draw:image xlink:href="Pictures/10000201000003D50000023B2947DFB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draw:style-name="gr1" draw:text-style-name="P1" draw:layer="layout" svg:width="28cm" svg:height="16.296cm" svg:x="0cm" svg:y="2cm">
          <draw:image xlink:href="Pictures/10000201000003D50000023B4DCD94C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draw:style-name="gr1" draw:text-style-name="P1" draw:layer="layout" svg:width="28cm" svg:height="16.296cm" svg:x="0cm" svg:y="2cm">
          <draw:image xlink:href="Pictures/10000201000003D50000023B0A13107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draw:style-name="gr1" draw:text-style-name="P1" draw:layer="layout" svg:width="28cm" svg:height="16.296cm" svg:x="0cm" svg:y="2cm">
          <draw:image xlink:href="Pictures/10000201000003D50000023B885CCD2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draw:style-name="gr1" draw:text-style-name="P1" draw:layer="layout" svg:width="27.986cm" svg:height="19cm" svg:x="0cm" svg:y="1cm">
          <draw:image xlink:href="Pictures/10000201000003D200000298B36CC82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draw:style-name="gr1" draw:text-style-name="P1" draw:layer="layout" svg:width="27.986cm" svg:height="19cm" svg:x="0cm" svg:y="1cm">
          <draw:image xlink:href="Pictures/10000201000003D2000002989954BB8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draw:style-name="gr1" draw:text-style-name="P1" draw:layer="layout" svg:width="27.986cm" svg:height="19cm" svg:x="0cm" svg:y="1cm">
          <draw:image xlink:href="Pictures/10000201000003D200000298A2644FF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draw:style-name="gr1" draw:text-style-name="P1" draw:layer="layout" svg:width="27.986cm" svg:height="19cm" svg:x="0cm" svg:y="1cm">
          <draw:image xlink:href="Pictures/10000201000003D200000298191B41C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draw:style-name="gr1" draw:text-style-name="P1" draw:layer="layout" svg:width="27.986cm" svg:height="19cm" svg:x="0cm" svg:y="1cm">
          <draw:image xlink:href="Pictures/10000201000003D200000298CB390CC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draw:style-name="gr1" draw:text-style-name="P1" draw:layer="layout" svg:width="27.986cm" svg:height="19cm" svg:x="0cm" svg:y="1cm">
          <draw:image xlink:href="Pictures/10000201000003D200000298EE6B497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draw:style-name="gr1" draw:text-style-name="P1" draw:layer="layout" svg:width="28cm" svg:height="17.698cm" svg:x="0cm" svg:y="1.5cm">
          <draw:image xlink:href="Pictures/1000020100000363000002245794CE9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draw:style-name="gr1" draw:text-style-name="P1" draw:layer="layout" svg:width="28cm" svg:height="17.698cm" svg:x="0cm" svg:y="1.5cm">
          <draw:image xlink:href="Pictures/1000020100000363000002246AF3D69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draw:style-name="gr1" draw:text-style-name="P1" draw:layer="layout" svg:width="28cm" svg:height="17.698cm" svg:x="0cm" svg:y="1.5cm">
          <draw:image xlink:href="Pictures/1000020100000363000002245138F6E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draw:style-name="gr1" draw:text-style-name="P1" draw:layer="layout" svg:width="28cm" svg:height="17.698cm" svg:x="0cm" svg:y="1.5cm">
          <draw:image xlink:href="Pictures/100002010000036300000224069BA58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draw:style-name="gr1" draw:text-style-name="P1" draw:layer="layout" svg:width="28cm" svg:height="17.698cm" svg:x="0cm" svg:y="1.5cm">
          <draw:image xlink:href="Pictures/10000201000003630000022404336E30.png" xlink:type="simple" xlink:show="embed" xlink:actuate="onLoad">
            <text:p/>
          </draw:image>
        </draw:frame>
        <draw:frame draw:style-name="gr3" draw:text-style-name="P4" draw:layer="layout" svg:width="3.5cm" svg:height="1.5cm" svg:x="2.5cm" svg:y="3cm">
          <draw:text-box>
            <text:p text:style-name="P4"><text:span text:style-name="T2">Surfac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draw:style-name="gr1" draw:text-style-name="P1" draw:layer="layout" svg:width="21.166cm" svg:height="15.874cm" svg:x="3.5cm" svg:y="3.626cm">
          <draw:image xlink:href="Pictures/100002010000032000000258053766BB.png" xlink:type="simple" xlink:show="embed" xlink:actuate="onLoad">
            <text:p/>
          </draw:image>
        </draw:frame>
        <draw:frame draw:style-name="gr4" draw:text-style-name="P5" draw:layer="layout" svg:width="5.485cm" svg:height="2.143cm" svg:x="11.5cm" svg:y="1.5cm">
          <draw:text-box>
            <text:p text:style-name="P5"><text:span text:style-name="T3">Übu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0.2.2$Windows_x86 LibreOffice_project/4c82dcdd6efcd48b1d8bba66bfe1989deee49c3</meta:generator>
    <dc:date>2013-05-07T10:17:20.49</dc:date>
    <meta:document-statistic meta:object-count="100"/>
  </office:meta>
</office:document-meta>
</file>